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F0000037CD3BC807C0EAB7AA4.png" manifest:media-type="image/png"/>
  <manifest:file-entry manifest:full-path="Pictures/10000001000002A50000035F83368571935914B3.png" manifest:media-type="image/png"/>
  <manifest:file-entry manifest:full-path="Pictures/10000001000003E80000044549F60E91348440C1.png" manifest:media-type="image/png"/>
  <manifest:file-entry manifest:full-path="Pictures/10000001000003B200000098B84AD7ABB4A4E1A4.png" manifest:media-type="image/png"/>
  <manifest:file-entry manifest:full-path="Pictures/10000001000001A4000000691A5805AF3734967E.png" manifest:media-type="image/png"/>
  <manifest:file-entry manifest:full-path="Pictures/100000010000034A00000112DEBF2F852616B989.png" manifest:media-type="image/png"/>
  <manifest:file-entry manifest:full-path="Pictures/1000000100000405000001239BCAA0C11B587686.png" manifest:media-type="image/png"/>
  <manifest:file-entry manifest:full-path="Pictures/10000001000002A3000000CE829BF688ABC292C7.png" manifest:media-type="image/png"/>
  <manifest:file-entry manifest:full-path="Pictures/10000001000002360000013B84892FF559360AAA.png" manifest:media-type="image/png"/>
  <manifest:file-entry manifest:full-path="Pictures/100000010000021C000001993F6C4900A7440143.png" manifest:media-type="image/png"/>
  <manifest:file-entry manifest:full-path="Pictures/100000010000021C0000019907D81E0BA70CBAAD.png" manifest:media-type="image/png"/>
  <manifest:file-entry manifest:full-path="Pictures/10000001000001E0000000A65A1937FD288B67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a62c5" officeooo:paragraph-rsid="000a62c5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be9ce" officeooo:paragraph-rsid="000a62c5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be9ce" officeooo:paragraph-rsid="000be9ce" style:font-size-asian="28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2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 1 : Basic Linux Commands</text:p>
      <text:p text:style-name="P1"><draw:frame draw:style-name="fr1" draw:name="Image1" text:anchor-type="char" svg:x="0.208cm" svg:y="1.244cm" svg:width="15.898cm" svg:height="4.392cm" draw:z-index="0"><draw:image xlink:href="Pictures/10000001000001E0000000A65A1937FD288B67A5.png" xlink:type="simple" xlink:show="embed" xlink:actuate="onLoad" draw:mime-type="image/png"/></draw:frame></text:p>
      <text:p text:style-name="P1"/>
      <text:p text:style-name="P1"><draw:frame draw:style-name="fr1" draw:name="Image10" text:anchor-type="char" svg:x="0.104cm" svg:y="0.049cm" svg:width="16.409cm" svg:height="10.821cm" draw:z-index="9"><draw:image xlink:href="Pictures/100000010000021C000001993F6C4900A7440143.png" xlink:type="simple" xlink:show="embed" xlink:actuate="onLoad" draw:mime-type="image/png"/></draw:frame></text:p>
      <text:p text:style-name="P1"/>
      <text:p text:style-name="P1"/>
      <text:p text:style-name="P1"><draw:frame draw:style-name="fr2" draw:name="Image11" text:anchor-type="char" svg:x="0.773cm" svg:y="1.282cm" svg:width="15.85cm" svg:height="8.569cm" draw:z-index="10"><draw:image xlink:href="Pictures/100000010000021C0000019907D81E0BA70CBAAD.png" xlink:type="simple" xlink:show="embed" xlink:actuate="onLoad" draw:mime-type="image/png"/></draw:frame><text:soft-page-break/></text:p>
      <text:p text:style-name="P1"><draw:frame draw:style-name="fr1" draw:name="Image4" text:anchor-type="char" svg:x="0.746cm" svg:y="0.217cm" svg:width="14.975cm" svg:height="8.334cm" draw:z-index="3"><draw:image xlink:href="Pictures/10000001000002360000013B84892FF559360AAA.png" xlink:type="simple" xlink:show="embed" xlink:actuate="onLoad" draw:mime-type="image/png"/></draw:frame><draw:frame draw:style-name="fr1" draw:name="Image8" text:anchor-type="char" svg:x="0.314cm" svg:y="9.255cm" svg:width="17cm" svg:height="5.532cm" draw:z-index="7"><draw:image xlink:href="Pictures/100000010000034A00000112DEBF2F852616B989.png" xlink:type="simple" xlink:show="embed" xlink:actuate="onLoad" draw:mime-type="image/png"/></draw:frame></text:p>
      <text:p text:style-name="P1"><draw:frame draw:style-name="fr1" draw:name="Image7" text:anchor-type="char" svg:x="0.744cm" svg:y="0.896cm" svg:width="16.136cm" svg:height="2.778cm" draw:z-index="6"><draw:image xlink:href="Pictures/10000001000001A4000000691A5805AF3734967E.png" xlink:type="simple" xlink:show="embed" xlink:actuate="onLoad" draw:mime-type="image/png"/></draw:frame><text:soft-page-break/></text:p>
      <text:p text:style-name="P1"><draw:frame draw:style-name="fr1" draw:name="Image6" text:anchor-type="char" svg:x="0.453cm" svg:y="0.496cm" svg:width="15.879cm" svg:height="5.188cm" draw:z-index="5"><draw:image xlink:href="Pictures/10000001000002A3000000CE829BF688ABC292C7.png" xlink:type="simple" xlink:show="embed" xlink:actuate="onLoad" draw:mime-type="image/png"/></draw:frame></text:p>
      <text:p text:style-name="P1"><draw:frame draw:style-name="fr1" draw:name="Image5" text:anchor-type="char" svg:x="0.57cm" svg:y="0.995cm" svg:width="17cm" svg:height="4.807cm" draw:z-index="4"><draw:image xlink:href="Pictures/1000000100000405000001239BCAA0C11B587686.png" xlink:type="simple" xlink:show="embed" xlink:actuate="onLoad" draw:mime-type="image/png"/></draw:frame></text:p>
      <text:p text:style-name="P1"><draw:frame draw:style-name="fr1" draw:name="Image3" text:anchor-type="char" svg:x="0.501cm" svg:y="0.626cm" svg:width="17cm" svg:height="2.731cm" draw:z-index="2"><draw:image xlink:href="Pictures/10000001000003B200000098B84AD7ABB4A4E1A4.png" xlink:type="simple" xlink:show="embed" xlink:actuate="onLoad" draw:mime-type="image/png"/></draw:frame></text:p>
      <text:p text:style-name="P1"/>
      <text:p text:style-name="P2"><text:soft-page-break/></text:p>
      <text:p text:style-name="P1"><draw:frame draw:style-name="fr1" draw:name="Image9" text:anchor-type="char" svg:x="0.607cm" svg:y="0.436cm" svg:width="17cm" svg:height="18.581cm" draw:z-index="8"><draw:image xlink:href="Pictures/10000001000003E80000044549F60E91348440C1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" text:anchor-type="char" svg:x="-0.677cm" svg:y="0.046cm" svg:width="17cm" svg:height="21.669cm" draw:z-index="1"><draw:image xlink:href="Pictures/10000001000002A50000035F83368571935914B3.png" xlink:type="simple" xlink:show="embed" xlink:actuate="onLoad" draw:mime-type="image/png"/></draw:frame><text:soft-page-break/></text:p>
      <text:p text:style-name="P1"/>
      <text:p text:style-name="P1"><draw:frame draw:style-name="fr1" draw:name="Image12" text:anchor-type="char" svg:x="-2.323cm" svg:y="5.054cm" svg:width="24.731cm" svg:height="19.26cm" draw:z-index="11" draw:transform="translate (-10.0425cm -14.684cm) rotate (4.71238898038469) translate (10.0425cm 14.684cm)"><draw:image xlink:href="Pictures/100000010000077F0000037CD3BC807C0EAB7AA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26:39.390759817</meta:creation-date>
    <dc:date>2023-12-06T17:47:23.023248894</dc:date>
    <meta:editing-duration>PT3M51S</meta:editing-duration>
    <meta:editing-cycles>1</meta:editing-cycles>
    <meta:document-statistic meta:table-count="0" meta:image-count="12" meta:object-count="0" meta:page-count="6" meta:paragraph-count="1" meta:word-count="6" meta:character-count="31" meta:non-whitespace-character-count="26"/>
    <meta:generator>LibreOffice/7.3.7.2$Linux_X86_64 LibreOffice_project/30$Build-2</meta:generator>
  </office:meta>
</office:document-meta>
</file>